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Neue', Helvetica, Arial, sans-serif"/>
    <style:font-face style:name="OpenSymbol" svg:font-family="OpenSymbol"/>
    <style:font-face style:name="source code pro" svg:font-family="'source code pr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orphans="2" fo:widows="2"/>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in" fo:margin-bottom="0.1043in" fo:text-align="justify" style:justify-single-word="false" fo:text-indent="0in" style:auto-text-indent="false"/>
    </style:style>
    <style:style style:name="P5" style:family="paragraph" style:parent-style-name="Text_20_body">
      <style:paragraph-properties fo:margin-left="0in" fo:margin-right="0in" fo:margin-top="0in" fo:margin-bottom="0.1043in" fo:text-align="justify" style:justify-single-word="false" fo:orphans="2" fo:widows="2" fo:text-indent="0in" style:auto-text-indent="false"/>
    </style:style>
    <style:style style:name="P6" style:family="paragraph" style:parent-style-name="Text_20_body">
      <style:paragraph-properties fo:margin-left="0in" fo:margin-right="0in" fo:margin-top="0in" fo:margin-bottom="0.1043in" fo:text-align="justify" style:justify-single-word="false" fo:orphans="2" fo:widows="2" fo:text-indent="0in" style:auto-text-indent="false"/>
      <style:text-properties fo:font-variant="normal" fo:text-transform="none" fo:color="#222222" style:font-name="Open Sans" fo:font-size="11.25pt" fo:letter-spacing="normal" fo:font-style="normal" fo:font-weight="normal"/>
    </style:style>
    <style:style style:name="P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222222" style:font-name="Open Sans" fo:font-size="11.25pt" fo:letter-spacing="normal" fo:font-style="normal" fo:font-weight="normal"/>
    </style:style>
    <style:style style:name="P8" style:family="paragraph" style:parent-style-name="Text_20_body">
      <style:paragraph-properties fo:margin-left="0in" fo:margin-right="0in" fo:margin-top="0in" fo:margin-bottom="0.1043in" fo:orphans="2" fo:widows="2" fo:text-indent="0in" style:auto-text-indent="false"/>
    </style:style>
    <style:style style:name="P9" style:family="paragraph" style:parent-style-name="Text_20_body" style:list-style-name="L3">
      <style:paragraph-properties fo:margin-top="0in" fo:margin-bottom="0.1043in" fo:text-align="justify" style:justify-single-word="false" fo:orphans="2" fo:widows="2"/>
    </style:style>
    <style:style style:name="P10" style:family="paragraph" style:parent-style-name="Text_20_body" style:list-style-name="L4">
      <style:paragraph-properties fo:margin-top="0in" fo:margin-bottom="0.1043in" fo:text-align="justify" style:justify-single-word="false" fo:orphans="2" fo:widows="2"/>
    </style:style>
    <style:style style:name="P11" style:family="paragraph" style:parent-style-name="Preformatted_20_Text">
      <style:paragraph-properties fo:margin-left="0in" fo:margin-right="0in" fo:margin-top="0in" fo:margin-bottom="0.1043in" fo:orphans="2" fo:widows="2" fo:text-indent="0in" style:auto-text-indent="false" fo:background-color="#fdfdfd" fo:padding="0.1043in" fo:border="0.0008in solid #cccccc">
        <style:background-image/>
      </style:paragraph-properties>
      <style:text-properties fo:font-variant="normal" fo:text-transform="none" fo:color="#181818" style:font-name="source code pro" fo:font-size="11.25pt" fo:letter-spacing="normal" fo:font-style="normal" fo:font-weight="normal"/>
    </style:style>
    <style:style style:name="P12" style:family="paragraph" style:parent-style-name="Preformatted_20_Text">
      <style:paragraph-properties fo:margin-top="0in" fo:margin-bottom="0.1043in" fo:orphans="2" fo:widows="2" fo:background-color="#fdfdfd" fo:padding="0.1043in" fo:border="0.0008in solid #cccccc">
        <style:background-image/>
      </style:paragraph-properties>
      <style:text-properties fo:font-variant="normal" fo:text-transform="none" fo:color="#181818" style:font-name="source code pro" fo:font-size="11.25pt" fo:letter-spacing="normal" fo:font-style="normal" fo:font-weight="normal"/>
    </style:style>
    <style:style style:name="P13" style:family="paragraph" style:parent-style-name="Preformatted_20_Text">
      <style:paragraph-properties fo:margin-top="0in" fo:margin-bottom="0.1043in" fo:orphans="2" fo:widows="2" fo:background-color="#fdfdfd" fo:padding="0.1043in" fo:border="0.0008in solid #cccccc">
        <style:background-image/>
      </style:paragraph-properties>
      <style:text-properties fo:font-variant="normal" fo:text-transform="none" fo:color="#181818" fo:letter-spacing="normal"/>
    </style:style>
    <style:style style:name="P14" style:family="paragraph" style:parent-style-name="Preformatted_20_Text">
      <style:paragraph-properties fo:margin-top="0in" fo:margin-bottom="0.1043in" fo:orphans="2" fo:widows="2" fo:background-color="#fdfdfd" fo:padding="0.1043in" fo:border="0.0008in solid #cccccc">
        <style:background-image/>
      </style:paragraph-properties>
    </style:style>
    <style:style style:name="P15" style:family="paragraph" style:parent-style-name="List_20_Heading">
      <style:paragraph-properties fo:margin-top="0in" fo:margin-bottom="0.2189in" fo:line-height="140%" fo:orphans="2" fo:widows="2"/>
      <style:text-properties fo:font-variant="normal" fo:text-transform="none" fo:color="#222222" style:font-name="Open Sans" fo:font-size="11.25pt" fo:letter-spacing="normal" fo:font-style="normal" fo:font-weight="bold"/>
    </style:style>
    <style:style style:name="P16" style:family="paragraph" style:parent-style-name="List_20_Heading" style:list-style-name="L3">
      <style:paragraph-properties fo:margin-top="0in" fo:margin-bottom="0.2189in" fo:line-height="140%" fo:text-align="justify" style:justify-single-word="false" fo:orphans="2" fo:widows="2"/>
    </style:style>
    <style:style style:name="P17" style:family="paragraph" style:parent-style-name="List_20_Heading" style:list-style-name="L3">
      <style:paragraph-properties fo:margin-left="0.7874in" fo:margin-right="0in" fo:margin-top="0in" fo:margin-bottom="0.2189in" fo:line-height="140%" fo:text-align="justify" style:justify-single-word="false" fo:orphans="2" fo:widows="2" fo:text-indent="0in" style:auto-text-indent="false"/>
      <style:text-properties fo:font-variant="normal" fo:text-transform="none" fo:color="#222222" style:font-name="Open Sans" fo:font-size="11.25pt" fo:letter-spacing="normal" fo:font-style="normal" fo:font-weight="bold"/>
    </style:style>
    <style:style style:name="P18" style:family="paragraph" style:parent-style-name="Heading_20_3">
      <style:paragraph-properties fo:margin-left="0in" fo:margin-right="0in" fo:margin-top="0.2189in" fo:margin-bottom="0.1043in" fo:line-height="110%" fo:orphans="2" fo:widows="2" fo:text-indent="0in" style:auto-text-indent="false"/>
      <style:text-properties fo:font-variant="normal" fo:text-transform="none" fo:color="#222222" style:font-name="Open Sans" fo:font-size="19.5pt" fo:letter-spacing="normal" fo:font-style="normal" fo:font-weight="normal"/>
    </style:style>
    <style:style style:name="P19" style:family="paragraph" style:parent-style-name="Quotations">
      <style:paragraph-properties fo:margin-left="0in" fo:margin-right="0in" fo:margin-top="0in" fo:margin-bottom="0.2189in" fo:text-align="justify" style:justify-single-word="false" fo:orphans="2" fo:widows="2" fo:text-indent="0in" style:auto-text-indent="false" fo:padding-left="0.2189in" fo:padding-right="0in" fo:padding-top="0in" fo:padding-bottom="0in" fo:border-left="0.0008in solid #dddddd" fo:border-right="none" fo:border-top="none" fo:border-bottom="none"/>
      <style:text-properties fo:font-variant="normal" fo:text-transform="none" fo:color="#6f6f6f" fo:letter-spacing="normal"/>
    </style:style>
    <style:style style:name="P20" style:family="paragraph" style:parent-style-name="Quotations">
      <style:paragraph-properties fo:margin-left="0.3937in" fo:margin-right="0.3937in" fo:margin-top="0in" fo:margin-bottom="0.1043in" fo:orphans="2" fo:widows="2" fo:text-indent="0in" style:auto-text-indent="false" fo:padding-left="0.2189in" fo:padding-right="0in" fo:padding-top="0in" fo:padding-bottom="0in" fo:border-left="0.0008in solid #dddddd" fo:border-right="none" fo:border-top="none" fo:border-bottom="none"/>
      <style:text-properties fo:font-variant="normal" fo:text-transform="none" fo:color="#6f6f6f" style:font-name="Open Sans" fo:font-size="13.5pt" fo:letter-spacing="normal" fo:font-style="normal" fo:font-weight="normal"/>
    </style:style>
    <style:style style:name="P21" style:family="paragraph" style:parent-style-name="Quotations" style:list-style-name="L1">
      <style:paragraph-properties fo:margin-top="0in" fo:margin-bottom="0in" fo:orphans="2" fo:widows="2" fo:padding-left="0.2189in" fo:padding-right="0in" fo:padding-top="0in" fo:padding-bottom="0in" fo:border-left="0.0008in solid #dddddd" fo:border-right="none" fo:border-top="none" fo:border-bottom="none"/>
    </style:style>
    <style:style style:name="P22" style:family="paragraph" style:parent-style-name="List_20_Contents" style:list-style-name="L2">
      <style:paragraph-properties fo:margin-left="0in" fo:margin-right="0in" fo:margin-top="0in" fo:margin-bottom="0.1043in" fo:line-height="140%" fo:orphans="2" fo:widows="2" fo:text-indent="0in" style:auto-text-indent="false"/>
      <style:text-properties fo:font-variant="normal" fo:text-transform="none" fo:color="#222222" style:font-name="Open Sans" fo:font-size="11.25pt" fo:letter-spacing="normal" fo:font-style="normal" fo:font-weight="normal"/>
    </style:style>
    <style:style style:name="P23" style:family="paragraph" style:parent-style-name="List_20_Contents" style:list-style-name="L2">
      <style:paragraph-properties fo:margin-top="0in" fo:margin-bottom="0.1043in" fo:line-height="140%" fo:orphans="2" fo:widows="2"/>
      <style:text-properties fo:font-variant="normal" fo:text-transform="none" fo:color="#222222" style:font-name="Open Sans" fo:font-size="11.25pt" fo:letter-spacing="normal" fo:font-style="normal" fo:font-weight="normal"/>
    </style:style>
    <style:style style:name="P24" style:family="paragraph" style:parent-style-name="List_20_Contents" style:list-style-name="L2">
      <style:paragraph-properties fo:margin-top="0in" fo:margin-bottom="0.1043in" fo:line-height="140%" fo:orphans="2" fo:widows="2"/>
    </style:style>
    <style:style style:name="P25" style:family="paragraph" style:parent-style-name="List_20_Contents" style:list-style-name="L3">
      <style:paragraph-properties fo:margin-left="1.1811in" fo:margin-right="0in" fo:margin-top="0in" fo:margin-bottom="0in" fo:line-height="140%" fo:text-align="justify" style:justify-single-word="false" fo:orphans="2" fo:widows="2" fo:text-indent="0in" style:auto-text-indent="false"/>
      <style:text-properties fo:font-variant="normal" fo:text-transform="none" fo:color="#222222" style:font-name="Open Sans" fo:font-size="11.25pt" fo:letter-spacing="normal" fo:font-style="normal" fo:font-weight="normal"/>
    </style:style>
    <style:style style:name="P26" style:family="paragraph" style:parent-style-name="List_20_Contents" style:list-style-name="L3">
      <style:paragraph-properties fo:margin-left="1.1811in" fo:margin-right="0in" fo:margin-top="0in" fo:margin-bottom="0in" fo:line-height="140%" fo:text-align="justify" style:justify-single-word="false" fo:orphans="2" fo:widows="2" fo:text-indent="0in" style:auto-text-indent="false"/>
    </style:style>
    <style:style style:name="T1" style:family="text">
      <style:text-properties fo:font-weight="bold"/>
    </style:style>
    <style:style style:name="T2" style:family="text">
      <style:text-properties fo:font-variant="normal" fo:text-transform="none" fo:color="#222222" style:font-name="Open Sans" fo:font-size="11.25pt" fo:letter-spacing="normal" fo:font-style="normal" fo:font-weight="bold"/>
    </style:style>
    <style:style style:name="T3" style:family="text">
      <style:text-properties fo:font-variant="normal" fo:text-transform="none" fo:color="#222222" style:font-name="Open Sans" fo:font-size="11.25pt" fo:letter-spacing="normal" fo:font-style="normal" fo:font-weight="normal"/>
    </style:style>
    <style:style style:name="T4" style:family="text">
      <style:text-properties fo:font-variant="normal" fo:text-transform="none" fo:color="#6f6f6f" style:font-name="Open Sans" fo:font-size="13.5pt" fo:letter-spacing="normal" fo:font-style="normal" fo:font-weight="bold"/>
    </style:style>
    <style:style style:name="T5" style:family="text">
      <style:text-properties fo:font-variant="normal" fo:text-transform="none" fo:color="#008cba" style:text-line-through-style="none" style:font-name="Open Sans" fo:font-size="11.25pt" fo:letter-spacing="normal" fo:font-style="normal" style:text-underline-style="none" fo:font-weight="normal" style:text-blinking="false" fo:background-color="transparent"/>
    </style:style>
    <style:style style:name="T6" style:family="text">
      <style:text-properties fo:color="#116644"/>
    </style:style>
    <style:style style:name="T7" style:family="text">
      <style:text-properties fo:color="#aa5500"/>
    </style:style>
    <style:style style:name="T8" style:family="text">
      <style:text-properties style:font-name="source code pro" fo:font-size="11.25pt" fo:font-style="normal" fo:font-weight="normal"/>
    </style:style>
    <style:style style:name="T9" style:family="text">
      <style:text-properties fo:color="#0000ff"/>
    </style:style>
    <style:style style:name="T10" style:family="text">
      <style:text-properties fo:color="#0000cc"/>
    </style:style>
    <style:style style:name="fr1"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Frame1" text:anchor-type="paragraph" svg:x="0.098in" svg:y="0in" svg:width="7.6146in" draw:z-index="1"><draw:text-box fo:min-height="0.0161in"><text:p text:style-name="Text_20_body">1. Problem - Trader for a day - One currency</text:p></draw:text-box></draw:frame><text:span text:style-name="Strong_20_Emphasis"><text:span text:style-name="T2">What is a cryptocurrency token ?</text:span></text:span></text:p>
      <text:p text:style-name="P5"><text:span text:style-name="T3">You probably heard about Bitcoin (</text:span><text:span text:style-name="Strong_20_Emphasis"><text:span text:style-name="T2">BTC</text:span></text:span><text:span text:style-name="T3">). Bitcoin is digital money that is not issued or controlled by anyone. It is used to securely store and transfer any amount of value anywhere in the world. It is used to buy goods and services, store wealth, or send value to anyone without the permission of a third party.</text:span></text:p>
      <text:p text:style-name="P6">Besides cryptocurrency coins, like BTC, the crypto space also has tokens, security and utility based ones. You can see a token as a right to do or claim something, from a vote, a role, to a discount or just a simple value that represents something in a particular ecosystem, a company.</text:p>
      <text:p text:style-name="P6">A utility token gives the owner the right to use the services or network of the company, yet no voting rights or ownership.</text:p>
      <text:p text:style-name="P6">A token is issued by a company in a finite number and offered to investors in a ICO (Initial Coin Offerings) followed by public sale on crypto exchanges.</text:p>
      <text:p text:style-name="P6"><draw:frame draw:style-name="fr2" draw:name="Frame3" text:anchor-type="paragraph" svg:width="6.0835in" draw:z-index="0"><draw:text-box fo:min-height="0.0161in"><text:p text:style-name="P4"><text:span text:style-name="Strong_20_Emphasis"><text:span text:style-name="T1">What is Caspain (CSP) ?</text:span></text:span></text:p><text:p text:style-name="P4">As a company, Caspian is a joint venture between Tora and Kenetic to provide an institutional grade crypto trading platform.</text:p><text:p text:style-name="P4">From a token perspective, Caspian (CSP) is a utility token that allows or offers a discount when using the Caspian trading platform.</text:p><text:p text:style-name="P4">Caspian issued 400m CSPs which can be traded only with ETH (Ethereum).</text:p></draw:text-box></draw:frame>The funds from CSP sale are invested in different areas:</text:p>
      <text:p text:style-name="P19"/>
      <text:p text:style-name="Horizontal_20_Line"/>
      <text:section text:style-name="Sect1" text:name="trading-concepts">
        <text:h text:style-name="P18" text:outline-level="3">Trading concepts</text:h>
        <text:p text:style-name="P8"><text:span text:style-name="Strong_20_Emphasis"><text:span text:style-name="T2">Position</text:span></text:span></text:p>
        <text:p text:style-name="P7">Suppose you buy 1 CSP. It means you have a position of 1 CSP (you own 1 CSP). When you sell that 1 CSP, you liquidated your position, you have no more CSP.</text:p>
        <text:p text:style-name="P8"><text:span text:style-name="Strong_20_Emphasis"><text:span text:style-name="T2">Exposure</text:span></text:span></text:p>
        <text:p text:style-name="P7">When having a position on any asset or currency (like CSP) you are exposed to the price fluctuations of that currency or asset. Having a high exposure means your risk of loss is higher in case of price volatility.</text:p>
        <text:p text:style-name="P8"><text:span text:style-name="Strong_20_Emphasis"><text:span text:style-name="T2">Trading restrictions and regulations</text:span></text:span></text:p>
        <text:p text:style-name="P7">Each transaction done by a trader (eg. buy 1 CSP) must meet the trading regulations at exchange level. Meaning that you can buy or sell taking into account the rules imposed by the exchange.</text:p>
        <text:p text:style-name="P8"><text:span text:style-name="Strong_20_Emphasis"><text:span text:style-name="T2">Brokerage fee</text:span></text:span></text:p>
        <text:p text:style-name="P7">Crypto exchanges or brokers can impose some execution fees, so that they earn some money from the amount you trade. For example an exchange can impose a 1 RON commision on each CSP bought.</text:p>
      </text:section>
      <text:p text:style-name="Horizontal_20_Line"/>
      <text:section text:style-name="Sect1" text:name="task">
        <text:h text:style-name="P18" text:outline-level="3"><text:soft-page-break/>Task</text:h>
        <text:p text:style-name="P6">Let's see what is like to be a trader for a while.</text:p>
        <text:p text:style-name="P7">You are given an initial sum of money, a starting position on a currency and an array of prices of that currency for multiple days. Your task is to design a trading strategy to maximize your amount of money after those days (profit), considering some trading restrictions.</text:p>
        <text:p text:style-name="P20">Restrictions:</text:p>
        <text:list xml:id="list2300272585266251853" text:style-name="L1">
          <text:list-item>
            <text:p text:style-name="P21"><text:span text:style-name="Strong_20_Emphasis"><text:span text:style-name="T4">you can trade (buy or sell) at most p% of your position in a day</text:span></text:span></text:p>
          </text:list-item>
        </text:list>
      </text:section>
      <text:p text:style-name="Horizontal_20_Line"/>
      <text:section text:style-name="Sect1" text:name="problem-description">
        <text:h text:style-name="P18" text:outline-level="3">Problem description</text:h>
        <text:p text:style-name="P5"><text:span text:style-name="T3">You start with a sum of money in RON - </text:span><text:span text:style-name="Strong_20_Emphasis"><text:span text:style-name="T2">S</text:span></text:span><text:span text:style-name="T3"> (S &gt;= 0), a position on ETH - </text:span><text:span text:style-name="Strong_20_Emphasis"><text:span text:style-name="T2">P</text:span></text:span><text:span text:style-name="T3"> (P &gt;= 0) and a restriction for position in a day - </text:span><text:span text:style-name="Strong_20_Emphasis"><text:span text:style-name="T2">Tp%</text:span></text:span><text:span text:style-name="T3"> (on each day you can buy or sell max Tp% * P, in case Tp%=100% this restriction does not apply).</text:span></text:p>
        <text:p text:style-name="P5"><text:span text:style-name="T3">Given a number of days - </text:span><text:span text:style-name="Strong_20_Emphasis"><text:span text:style-name="T2">D</text:span></text:span><text:span text:style-name="T3"> and prices for ETH currency on each day - </text:span><text:span text:style-name="Strong_20_Emphasis"><text:span text:style-name="T2">Ci</text:span></text:span><text:span text:style-name="T3">, the sum of money in RON available in day D (</text:span><text:span text:style-name="Strong_20_Emphasis"><text:span text:style-name="T2">Stotal</text:span></text:span><text:span text:style-name="T3">) is calculated as the amount of money available in RON in day D plus the money obtained by liquidating any open position on ETH in day D.</text:span></text:p>
        <text:p text:style-name="P5"><text:span text:style-name="Strong_20_Emphasis"><text:span text:style-name="T2">Example</text:span></text:span><text:span text:style-name="T3">:</text:span></text:p>
        <text:p text:style-name="P6">Given:</text:p>
        <text:p text:style-name="P11">S=<text:span text:style-name="T6">1000</text:span> <text:s/><text:span text:style-name="T7">// initial sum of money in RON</text:span></text:p>
        <text:p text:style-name="P12">P=<text:span text:style-name="T6">100</text:span> <text:s text:c="2"/><text:span text:style-name="T7">// initial position - amount of ETH held</text:span></text:p>
        <text:p text:style-name="P12">D=<text:span text:style-name="T6">10</text:span> <text:s text:c="3"/><text:span text:style-name="T7">// number of days to invest/trade</text:span></text:p>
        <text:p text:style-name="P12">Tp%=<text:span text:style-name="T6">50</text:span>% <text:span text:style-name="T7">// max % to sell/buy from your position in a day</text:span></text:p>
        <text:p text:style-name="P12">Ci=<text:span text:style-name="T6">10</text:span> <text:span text:style-name="T6">12</text:span> <text:span text:style-name="T6">15</text:span> <text:span text:style-name="T6">11</text:span> <text:span text:style-name="T6">18</text:span> <text:span text:style-name="T6">20</text:span> <text:span text:style-name="T6">27</text:span> <text:span text:style-name="T6">31</text:span> <text:span text:style-name="T6">26</text:span> <text:span text:style-name="T6">7</text:span> <text:span text:style-name="T7">// price of ETH on each day</text:span></text:p>
        <text:p text:style-name="P15">A possible trading strategy (but not the best) could be to:</text:p>
        <text:list xml:id="list5673479344570734823" text:style-name="L2">
          <text:list-item>
            <text:p text:style-name="P22">buy on day 1 : 50 ETH (50%*100) =&gt; 500 RON available</text:p>
          </text:list-item>
          <text:list-item>
            <text:p text:style-name="P23">sell on day 8: 75 ETH (50%*150)</text:p>
          </text:list-item>
          <text:list-item>
            <text:p text:style-name="P23">sell on day 9: 37 ETH (50%*75)</text:p>
          </text:list-item>
          <text:list-item>
            <text:p text:style-name="P24"><text:span text:style-name="T3">=&gt; </text:span><text:span text:style-name="Strong_20_Emphasis"><text:span text:style-name="T2">Stotal</text:span></text:span><text:span text:style-name="T3"> = 500 + 75*31 (day8) + 37*26 (day9) + 38*7 (remained in last day) = 4053</text:span></text:p>
          </text:list-item>
        </text:list>
        <text:p text:style-name="P11">Ci= <text:s text:c="3"/><text:span text:style-name="T6">10</text:span> <text:s/><text:span text:style-name="T6">12</text:span> <text:span text:style-name="T6">15</text:span> <text:span text:style-name="T6">11</text:span> <text:span text:style-name="T6">18</text:span> <text:span text:style-name="T6">20</text:span> <text:span text:style-name="T6">27</text:span> <text:s text:c="2"/><text:span text:style-name="T6">31</text:span> <text:s/><text:span text:style-name="T6">26</text:span> <text:s/><text:span text:style-name="T6">7</text:span> <text:span text:style-name="T7">// price of ETH on each day</text:span></text:p>
        <text:p text:style-name="P12">steps: <text:span text:style-name="T6">50</text:span> <text:s text:c="2"/><text:span text:style-name="T6">0</text:span> <text:s/><text:span text:style-name="T6">0</text:span> <text:s/><text:span text:style-name="T6">0</text:span> <text:s/><text:span text:style-name="T6">0</text:span> <text:s/><text:span text:style-name="T6">0</text:span> <text:s/><text:span text:style-name="T6">0</text:span> <text:s/>-<text:span text:style-name="T6">75</text:span> -<text:span text:style-name="T6">37</text:span> <text:s/><text:span text:style-name="T6">0</text:span></text:p>
        <text:p text:style-name="P13"><text:soft-page-break/><text:s text:c="6"/><text:span text:style-name="T8">buy <text:s text:c="18"/>sell sell</text:span></text:p>
      </text:section>
      <text:section text:style-name="Sect1" text:name="input-data-set">
        <text:h text:style-name="P18" text:outline-level="3">Input data set</text:h>
        <text:p text:style-name="P6">The input data (scenario - sum of money, position and prices) is provided as a data set file - a plain text file containing numbers with the following format:</text:p>
        <text:p text:style-name="P5"><text:span text:style-name="Strong_20_Emphasis"><text:span text:style-name="T2">File format</text:span></text:span></text:p>
        <text:list xml:id="list3264606288597137201" text:style-name="L3">
          <text:list-item>
            <text:p text:style-name="P9"><text:span text:style-name="T3">First line: </text:span><text:span text:style-name="Strong_20_Emphasis"><text:span text:style-name="T2">N</text:span></text:span><text:span text:style-name="T3"> =&lt;scenarios&gt; : the number of scenarios contained in that file</text:span></text:p>
          </text:list-item>
          <text:list-item>
            <text:p text:style-name="P16"><text:span text:style-name="T2">Next lines: </text:span><text:span text:style-name="Strong_20_Emphasis"><text:span text:style-name="T2">N scenarios</text:span></text:span></text:p>
            <text:list>
              <text:list-item>
                <text:p text:style-name="P17">each such scenario has data on multiple lines:</text:p>
                <text:list>
                  <text:list-item>
                    <text:p text:style-name="P25">line 1: a new line</text:p>
                  </text:list-item>
                  <text:list-item>
                    <text:p text:style-name="P26"><text:span text:style-name="T3">line 2: </text:span><text:span text:style-name="Strong_20_Emphasis"><text:span text:style-name="T2">S</text:span></text:span><text:span text:style-name="T3"> =&lt;sum of money&gt;</text:span></text:p>
                  </text:list-item>
                  <text:list-item>
                    <text:p text:style-name="P26"><text:span text:style-name="T3">line 3: </text:span><text:span text:style-name="Strong_20_Emphasis"><text:span text:style-name="T2">P</text:span></text:span><text:span text:style-name="T3"> =&lt;position&gt;</text:span></text:p>
                  </text:list-item>
                  <text:list-item>
                    <text:p text:style-name="P26"><text:span text:style-name="T3">line 4: </text:span><text:span text:style-name="Strong_20_Emphasis"><text:span text:style-name="T2">D</text:span></text:span><text:span text:style-name="T3"> =&lt;days&gt;</text:span></text:p>
                  </text:list-item>
                  <text:list-item>
                    <text:p text:style-name="P26"><text:span text:style-name="T3">line 5: </text:span><text:span text:style-name="Strong_20_Emphasis"><text:span text:style-name="T2">Tp%</text:span></text:span><text:span text:style-name="T3"> =&lt;restriction&gt;%</text:span></text:p>
                  </text:list-item>
                  <text:list-item>
                    <text:p text:style-name="P26"><text:span text:style-name="T3">line 6: </text:span><text:span text:style-name="Strong_20_Emphasis"><text:span text:style-name="T2">Ci</text:span></text:span><text:span text:style-name="T3"> =[prices separated by space]</text:span></text:p>
                  </text:list-item>
                </text:list>
              </text:list-item>
            </text:list>
          </text:list-item>
        </text:list>
        <text:p text:style-name="P5"><text:span text:style-name="Strong_20_Emphasis"><text:span text:style-name="T2">Example</text:span></text:span></text:p>
        <text:p text:style-name="P11"><text:span text:style-name="T9">N</text:span>=<text:span text:style-name="T6">3</text:span></text:p>
        <text:p text:style-name="P14"/>
        <text:p text:style-name="P12"><text:span text:style-name="T9">S</text:span>=<text:span text:style-name="T6">1000</text:span></text:p>
        <text:p text:style-name="P12"><text:span text:style-name="T9">P</text:span>=<text:span text:style-name="T6">100</text:span></text:p>
        <text:p text:style-name="P12"><text:span text:style-name="T9">D</text:span>=<text:span text:style-name="T6">10</text:span></text:p>
        <text:p text:style-name="P12">Tp%=<text:span text:style-name="T6">100</text:span>%</text:p>
        <text:p text:style-name="P12"><text:span text:style-name="T9">Ci</text:span>=<text:span text:style-name="T6">10</text:span> <text:span text:style-name="T6">12</text:span> <text:span text:style-name="T6">15</text:span> <text:span text:style-name="T6">11</text:span> <text:span text:style-name="T6">18</text:span> <text:span text:style-name="T6">20</text:span> <text:span text:style-name="T6">27</text:span> <text:span text:style-name="T6">31</text:span> <text:span text:style-name="T6">26</text:span> <text:span text:style-name="T6">7</text:span></text:p>
        <text:p text:style-name="P14"/>
        <text:p text:style-name="P12"><text:span text:style-name="T9">S</text:span>=<text:span text:style-name="T6">1000</text:span></text:p>
        <text:p text:style-name="P12"><text:span text:style-name="T9">P</text:span>=<text:span text:style-name="T6">100</text:span></text:p>
        <text:p text:style-name="P12"><text:span text:style-name="T9">D</text:span>=<text:span text:style-name="T6">10</text:span></text:p>
        <text:p text:style-name="P12">Tp%=<text:span text:style-name="T6">40</text:span>%</text:p>
        <text:p text:style-name="P12"><text:span text:style-name="T9">Ci</text:span>=<text:span text:style-name="T6">15</text:span> <text:span text:style-name="T6">14</text:span> <text:span text:style-name="T6">10</text:span> <text:span text:style-name="T6">9</text:span> <text:span text:style-name="T6">20</text:span> <text:span text:style-name="T6">30</text:span> <text:span text:style-name="T6">15</text:span> <text:span text:style-name="T6">14</text:span> <text:span text:style-name="T6">33</text:span> <text:span text:style-name="T6">1</text:span></text:p>
        <text:p text:style-name="P14"/>
        <text:p text:style-name="P12"><text:soft-page-break/><text:span text:style-name="T9">S</text:span>=<text:span text:style-name="T6">1000</text:span></text:p>
        <text:p text:style-name="P12"><text:span text:style-name="T9">P</text:span>=<text:span text:style-name="T6">15</text:span></text:p>
        <text:p text:style-name="P12"><text:span text:style-name="T9">D</text:span>=<text:span text:style-name="T6">12</text:span></text:p>
        <text:p text:style-name="P12">Tp%=<text:span text:style-name="T6">35</text:span>%</text:p>
        <text:p text:style-name="P12"><text:span text:style-name="T9">Ci</text:span>=<text:span text:style-name="T6">15</text:span> <text:span text:style-name="T6">1</text:span> <text:span text:style-name="T6">4</text:span> <text:span text:style-name="T6">19</text:span> <text:span text:style-name="T6">24</text:span> <text:span text:style-name="T6">40</text:span> <text:span text:style-name="T6">5</text:span> <text:span text:style-name="T6">24</text:span> <text:span text:style-name="T6">31</text:span> <text:span text:style-name="T6">13</text:span> <text:span text:style-name="T6">6</text:span> <text:span text:style-name="T6">12</text:span></text:p>
      </text:section>
      <text:section text:style-name="Sect1" text:name="submissions">
        <text:h text:style-name="P18" text:outline-level="3">Submissions</text:h>
        <text:p text:style-name="P6">Each trading strategy for a corresponding scenario must be submitted in a submission file (.out), with the following format:</text:p>
        <text:p text:style-name="P5"><text:span text:style-name="Strong_20_Emphasis"><text:span text:style-name="T2">File format</text:span></text:span></text:p>
        <text:list xml:id="list5070362608404945758" text:style-name="L4">
          <text:list-item>
            <text:p text:style-name="P10"><text:span text:style-name="T3">Each line: </text:span><text:span text:style-name="Strong_20_Emphasis"><text:span text:style-name="T2">An array of quantities bought or sold on each day</text:span></text:span><text:span text:style-name="T3"> (positive -&gt; buy, negative -&gt; sell)</text:span></text:p>
          </text:list-item>
        </text:list>
        <text:p text:style-name="P5"><text:span text:style-name="Strong_20_Emphasis"><text:span text:style-name="T2">Example</text:span></text:span></text:p>
        <text:p text:style-name="P6">Given the input file:</text:p>
        <text:p text:style-name="P2"><text:a xlink:type="simple" xlink:href="https://test-internship.tora.com/course/inginious-internship-april-2019/csp_money_one/example_v1.in" text:style-name="Internet_20_link" text:visited-style-name="Visited_20_Internet_20_Link"><text:span text:style-name="T5">example_v1.in</text:span></text:a></text:p>
        <text:p text:style-name="P11"><text:span text:style-name="T9">N</text:span>=<text:span text:style-name="T6">3</text:span></text:p>
        <text:p text:style-name="P14"/>
        <text:p text:style-name="P12"><text:span text:style-name="T9">S</text:span>=<text:span text:style-name="T6">1000</text:span></text:p>
        <text:p text:style-name="P12"><text:span text:style-name="T9">P</text:span>=<text:span text:style-name="T6">100</text:span></text:p>
        <text:p text:style-name="P12"><text:span text:style-name="T9">D</text:span>=<text:span text:style-name="T6">10</text:span></text:p>
        <text:p text:style-name="P12">Tp%=<text:span text:style-name="T6">100</text:span>%</text:p>
        <text:p text:style-name="P12"><text:span text:style-name="T9">Ci</text:span>=<text:span text:style-name="T6">10</text:span> <text:span text:style-name="T6">12</text:span> <text:span text:style-name="T6">15</text:span> <text:span text:style-name="T6">11</text:span> <text:span text:style-name="T6">18</text:span> <text:span text:style-name="T6">20</text:span> <text:span text:style-name="T6">27</text:span> <text:span text:style-name="T6">31</text:span> <text:span text:style-name="T6">26</text:span> <text:span text:style-name="T6">7</text:span></text:p>
        <text:p text:style-name="P14"/>
        <text:p text:style-name="P12"><text:span text:style-name="T9">S</text:span>=<text:span text:style-name="T6">1000</text:span></text:p>
        <text:p text:style-name="P12"><text:span text:style-name="T9">P</text:span>=<text:span text:style-name="T6">100</text:span></text:p>
        <text:p text:style-name="P12"><text:span text:style-name="T9">D</text:span>=<text:span text:style-name="T6">10</text:span></text:p>
        <text:p text:style-name="P12">Tp%=<text:span text:style-name="T6">40</text:span>%</text:p>
        <text:p text:style-name="P12"><text:span text:style-name="T9">Ci</text:span>=<text:span text:style-name="T6">15</text:span> <text:span text:style-name="T6">14</text:span> <text:span text:style-name="T6">10</text:span> <text:span text:style-name="T6">9</text:span> <text:span text:style-name="T6">20</text:span> <text:span text:style-name="T6">30</text:span> <text:span text:style-name="T6">15</text:span> <text:span text:style-name="T6">14</text:span> <text:span text:style-name="T6">33</text:span> <text:span text:style-name="T6">1</text:span></text:p>
        <text:p text:style-name="P14"/>
        <text:p text:style-name="P12"><text:span text:style-name="T9">S</text:span>=<text:span text:style-name="T6">1000</text:span></text:p>
        <text:p text:style-name="P12"><text:span text:style-name="T9">P</text:span>=<text:span text:style-name="T6">15</text:span></text:p>
        <text:p text:style-name="P12"><text:span text:style-name="T9">D</text:span>=<text:span text:style-name="T6">12</text:span></text:p>
        <text:p text:style-name="P12"><text:soft-page-break/>Tp%=<text:span text:style-name="T6">35</text:span>%</text:p>
        <text:p text:style-name="P12"><text:span text:style-name="T9">Ci</text:span>=<text:span text:style-name="T6">15</text:span> <text:span text:style-name="T6">1</text:span> <text:span text:style-name="T6">4</text:span> <text:span text:style-name="T6">19</text:span> <text:span text:style-name="T6">24</text:span> <text:span text:style-name="T6">40</text:span> <text:span text:style-name="T6">5</text:span> <text:span text:style-name="T6">24</text:span> <text:span text:style-name="T6">31</text:span> <text:span text:style-name="T6">13</text:span> <text:span text:style-name="T6">6</text:span> <text:span text:style-name="T6">12</text:span></text:p>
        <text:p text:style-name="P7">The corresponding output file should have the following format:</text:p>
        <text:p text:style-name="P11"><text:span text:style-name="T6">100</text:span> <text:span text:style-name="T6">0</text:span> <text:span text:style-name="T6">0</text:span> <text:span text:style-name="T6">0</text:span> <text:span text:style-name="T6">0</text:span> <text:span text:style-name="T6">0</text:span> <text:span text:style-name="T6">0</text:span> <text:span text:style-name="T10">-200</text:span> <text:span text:style-name="T6">0</text:span> <text:span text:style-name="T6">0</text:span></text:p>
        <text:p text:style-name="P12"><text:span text:style-name="T6">10</text:span> <text:span text:style-name="T6">0</text:span> <text:span text:style-name="T6">0</text:span> <text:span text:style-name="T6">0</text:span> <text:span text:style-name="T6">0</text:span> <text:span text:style-name="T6">0</text:span> <text:span text:style-name="T6">0</text:span> <text:span text:style-name="T10">-8</text:span> <text:span text:style-name="T6">0</text:span> <text:span text:style-name="T6">0</text:span></text:p>
        <text:p text:style-name="P12"><text:span text:style-name="T6">5</text:span> <text:span text:style-name="T6">0</text:span> <text:span text:style-name="T6">0</text:span> <text:span text:style-name="T6">0</text:span> <text:span text:style-name="T6">0</text:span> <text:span text:style-name="T6">0</text:span> <text:span text:style-name="T6">0</text:span> <text:span text:style-name="T10">-7</text:span> <text:span text:style-name="T10">-4</text:span> <text:span text:style-name="T10">-3</text:span> <text:span text:style-name="T6">0</text:span> <text:span text:style-name="T6">0</text:span></text:p>
        <text:p text:style-name="P8"><text:span text:style-name="Strong_20_Emphasis"><text:span text:style-name="T2">Validation</text:span></text:span></text:p>
        <text:p text:style-name="P7">In order for the submission to be accepted, it must follow the above format requirements. In case any invalid actions are detected on any scenario, no score will be computed for that submission.</text:p>
        <text:p text:style-name="P8"><text:span text:style-name="Strong_20_Emphasis"><text:span text:style-name="T2">Scoring</text:span></text:span></text:p>
        <text:p text:style-name="P7">The provided .out file is used by a simulator to apply the trading strategy given a scenario.</text:p>
        <text:p text:style-name="P8"><text:span text:style-name="Strong_20_Emphasis"><text:span text:style-name="T2">The score of a submission represents the points resulted from profits accross all scenarios from input_v1.in file</text:span></text:span><text:span text:style-name="T3">.</text:span></text:p>
        <text:p text:style-name="P7">The profit is transformed into points using formula:</text:p>
        <text:p text:style-name="P11"><text:span text:style-name="T6">6000</text:span> RON profit = <text:span text:style-name="T6">1</text:span> point</text:p>
        <text:p text:style-name="P8"><text:span text:style-name="T3">For each scenario the profit represents a difference between the sum of money from day D (</text:span><text:span text:style-name="Strong_20_Emphasis"><text:span text:style-name="T2">Stotal</text:span></text:span><text:span text:style-name="T3">) and sum of initial money (both </text:span><text:span text:style-name="Strong_20_Emphasis"><text:span text:style-name="T2">S</text:span></text:span><text:span text:style-name="T3"> and money obtained by liquidating the initial position </text:span><text:span text:style-name="Strong_20_Emphasis"><text:span text:style-name="T2">P</text:span></text:span><text:span text:style-name="T3">).</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Neue', Helvetica, Arial, sans-serif"/>
    <style:font-face style:name="OpenSymbol" svg:font-family="OpenSymbol"/>
    <style:font-face style:name="source code pro" svg:font-family="'source code pr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meta:initial-creator>
    <meta:creation-date>2019-04-03T22:41:07.24</meta:creation-date>
    <meta:document-statistic meta:table-count="0" meta:image-count="0" meta:object-count="0" meta:page-count="5" meta:paragraph-count="107" meta:word-count="1119" meta:character-count="5666"/>
    <dc:date>2019-04-03T22:42:32.89</dc:date>
    <dc:creator>Alex </dc:creator>
    <meta:editing-duration>PT1M27S</meta:editing-duration>
    <meta:editing-cycles>1</meta:editing-cycles>
    <meta:generator>OpenOffice/4.1.6$Win32 OpenOffice.org_project/416m1$Build-9790</meta:generator>
  </office:meta>
</office:document-meta>
</file>